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396in" fo:margin-top="0in" fo:margin-bottom="0in" table:align="center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7396in"/>
    </style:style>
    <style:style style:name="Table1.C" style:family="table-column">
      <style:table-column-properties style:column-width="0.7083in"/>
    </style:style>
    <style:style style:name="Table1.E" style:family="table-column">
      <style:table-column-properties style:column-width="1.0722in"/>
    </style:style>
    <style:style style:name="Table1.F" style:family="table-column">
      <style:table-column-properties style:column-width="1.0319in"/>
    </style:style>
    <style:style style:name="Table1.G" style:family="table-column">
      <style:table-column-properties style:column-width="0.9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2" style:family="table">
      <style:table-properties style:width="1.5in" fo:margin-top="0in" fo:margin-bottom="0in" table:align="center"/>
    </style:style>
    <style:style style:name="Table2.A" style:family="table-column">
      <style:table-column-properties style:column-width="0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2.4" style:family="table-row">
      <style:table-row-properties style:min-row-height="0.4583in" fo:keep-together="auto"/>
    </style:style>
    <style:style style:name="Table3" style:family="table">
      <style:table-properties style:width="1.9167in" fo:margin-top="0in" fo:margin-bottom="0in" table:align="center"/>
    </style:style>
    <style:style style:name="Table3.A" style:family="table-column">
      <style:table-column-properties style:column-width="0.4785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4896in"/>
    </style:style>
    <style:style style:name="Table3.D" style:family="table-column">
      <style:table-column-properties style:column-width="0.469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4" style:family="table">
      <style:table-properties style:width="2.3958in" fo:margin-top="0in" fo:margin-bottom="0in" table:align="center"/>
    </style:style>
    <style:style style:name="Table4.A" style:family="table-column">
      <style:table-column-properties style:column-width="0.4792in"/>
    </style:style>
    <style:style style:name="Table4.D" style:family="table-column">
      <style:table-column-properties style:column-width="0.4896in"/>
    </style:style>
    <style:style style:name="Table4.E" style:family="table-column">
      <style:table-column-properties style:column-width="0.468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5" style:family="table">
      <style:table-properties style:width="2.875in" fo:margin-top="0in" fo:margin-bottom="0in" table:align="center"/>
    </style:style>
    <style:style style:name="Table5.A" style:family="table-column">
      <style:table-column-properties style:column-width="0.4785in"/>
    </style:style>
    <style:style style:name="Table5.B" style:family="table-column">
      <style:table-column-properties style:column-width="0.4792in"/>
    </style:style>
    <style:style style:name="Table5.E" style:family="table-column">
      <style:table-column-properties style:column-width="0.4889in"/>
    </style:style>
    <style:style style:name="Table5.F" style:family="table-column">
      <style:table-column-properties style:column-width="0.4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7" style:family="table">
      <style:table-properties style:width="6.3229in" fo:margin-top="0in" fo:margin-bottom="0in" table:align="center"/>
    </style:style>
    <style:style style:name="Table7.A" style:family="table-column">
      <style:table-column-properties style:column-width="0.5417in"/>
    </style:style>
    <style:style style:name="Table7.C" style:family="table-column">
      <style:table-column-properties style:column-width="0.9271in"/>
    </style:style>
    <style:style style:name="Table7.D" style:family="table-column">
      <style:table-column-properties style:column-width="0.8431in"/>
    </style:style>
    <style:style style:name="Table7.E" style:family="table-column">
      <style:table-column-properties style:column-width="0.8438in"/>
    </style:style>
    <style:style style:name="Table7.G" style:family="table-column">
      <style:table-column-properties style:column-width="0.8542in"/>
    </style:style>
    <style:style style:name="Table7.H" style:family="table-column">
      <style:table-column-properties style:column-width="0.927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7.A11" style:family="table-cell">
      <style:table-cell-properties style:vertical-align="" fo:background-color="#ea9999" fo:padding="0.0694in" fo:border="1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/>
      <style:text-properties style:text-position="super 58%"/>
    </style:style>
    <style:style style:name="P4" style:family="paragraph" style:parent-style-name="Standard">
      <style:paragraph-properties fo:margin-top="0in" fo:margin-bottom="0in" loext:contextual-spacing="false"/>
      <style:text-properties fo:font-style="italic" style:font-style-asian="italic"/>
    </style:style>
    <style:style style:name="P5" style:family="paragraph" style:parent-style-name="Standard">
      <style:paragraph-properties fo:margin-top="0in" fo:margin-bottom="0in" loext:contextual-spacing="false"/>
      <style:text-properties officeooo:paragraph-rsid="000e5cf0"/>
    </style:style>
    <style:style style:name="P6" style:family="paragraph" style:parent-style-name="Title">
      <style:paragraph-properties fo:margin-top="0in" fo:margin-bottom="0in" loext:contextual-spacing="false"/>
    </style:style>
    <style:style style:name="P7" style:family="paragraph" style:parent-style-name="Title">
      <style:paragraph-properties fo:margin-top="0in" fo:margin-bottom="0in" loext:contextual-spacing="false"/>
      <style:text-properties fo:font-size="14pt" style:font-size-asian="14pt" style:font-size-complex="14pt"/>
    </style:style>
    <style:style style:name="P8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9" style:family="paragraph" style:parent-style-name="Standard">
      <style:paragraph-properties fo:margin-top="0in" fo:margin-bottom="0in" loext:contextual-spacing="false"/>
      <style:text-properties fo:font-weight="bold" officeooo:paragraph-rsid="000fcec3" style:font-weight-asian="bold"/>
    </style:style>
    <style:style style:name="P10" style:family="paragraph" style:parent-style-name="Title" style:master-page-name="Standard">
      <style:paragraph-properties fo:margin-top="0in" fo:margin-bottom="0in" loext:contextual-spacing="false" style:page-number="1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000000"/>
      <style:paragraph-properties fo:text-align="start"/>
      <style:text-properties fo:font-size="18pt"/>
    </style:style>
    <style:style style:name="P14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/>
    </style:style>
    <style:style style:name="T4" style:family="text">
      <style:text-properties officeooo:rsid="000e5cf0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middle"/>
    </style:style>
    <style:style style:name="gr1" style:family="graphic" style:parent-style-name="Frame">
      <style:graphic-properties draw:stroke="solid" svg:stroke-width="0.0102in" svg:stroke-color="#000000" draw:stroke-linejoin="round" draw:fill="none" draw:textarea-vertical-align="middle" draw:auto-grow-height="false" fo:min-height="0in" fo:min-width="0in" fo:padding-top="0.1in" fo:padding-bottom="0.1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02in" svg:stroke-color="#000000" draw:stroke-linejoin="round" draw:fill="solid" draw:fill-color="#000000" draw:textarea-vertical-align="middle" draw:auto-grow-height="false" fo:min-height="0.0209in" fo:min-width="0.0146in" fo:padding-top="0.1in" fo:padding-bottom="0.1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yuuj0u8qmxgx"/>Lacan’s Prisoner’s Dilemma Done <text:span text:style-name="T4">L</text:span>inearly and Visually</text:p>
      <text:p text:style-name="P7"><text:bookmark text:name="_5zqbxa6mnuja"/>Mamta Narang</text:p>
      <text:p text:style-name="P6"><text:bookmark text:name="_5zqbxa6mnuja1"/></text:p>
      <text:p text:style-name="P5">Introduction: <text:span text:style-name="T4">Part One</text:span></text:p>
      <text:p text:style-name="P5"><draw:line text:anchor-type="paragraph" draw:z-index="2" draw:name="Shape7" draw:style-name="gr2" draw:text-style-name="P12" svg:x1="0.0165in" svg:y1="0.1016in" svg:x2="6.3209in" svg:y2="0.0807in"><text:p/></draw:line></text:p>
      <text:p text:style-name="P5">Three Prisoner's Dilemma is a famous game theory problem. Here is the youtube video link of Dr.Jacques B. Siboni <text:a xlink:type="simple" xlink:href="https://www.youtube.com/watch?v=VehBztWb71w" text:style-name="Internet_20_link" text:visited-style-name="Visited_20_Internet_20_Link"><text:span text:style-name="T1">https://www.youtube.com/watch?v=VehBztWb71w</text:span></text:a><text:span text:style-name="T2"> I have used the same mythical prisoner’s dilemma from Lacan's perspective for two prisoner’s to N number of prisoners and given a visual decision making approach taken by rest of the prisoners as prisoners can’t speak to each other and prisoners are facing each other’s back and they are standing in a line as P(N), P(N-1), P(N-2), …...P3, P2, P1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PN</text:p>
          </table:table-cell>
          <table:table-cell table:style-name="Table1.A1" office:value-type="string">
            <text:p text:style-name="P1">P(N-1)</text:p>
          </table:table-cell>
          <table:table-cell table:style-name="Table1.A1" office:value-type="string">
            <text:p text:style-name="P1">P(N-2)</text:p>
          </table:table-cell>
          <table:table-cell table:style-name="Table1.A1" office:value-type="string">
            <text:p text:style-name="P1">…….</text:p>
          </table:table-cell>
          <table:table-cell table:style-name="Table1.A1" office:value-type="string">
            <text:p text:style-name="P1">P3</text:p>
          </table:table-cell>
          <table:table-cell table:style-name="Table1.A1" office:value-type="string">
            <text:p text:style-name="P1">P2</text:p>
          </table:table-cell>
          <table:table-cell table:style-name="Table1.A1" office:value-type="string">
            <text:p text:style-name="P1">P1</text:p>
          </table:table-cell>
        </table:table-row>
        <table:table-row table:style-name="Table1.1">
          <table:table-cell table:style-name="Table1.A1" office:value-type="string">
            <text:p text:style-name="P1">The last prisoner can’t see anyone. 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…….</text:p>
          </table:table-cell>
          <table:table-cell table:style-name="Table1.A1" office:value-type="string">
            <text:p text:style-name="P1">Third prisoner can see the back of everyone ahead of him except first and second</text:p>
          </table:table-cell>
          <table:table-cell table:style-name="Table1.A1" office:value-type="string">
            <text:p text:style-name="P1">Second prisoner can see the back of everyone ahead of him except first </text:p>
          </table:table-cell>
          <table:table-cell table:style-name="Table1.A1" office:value-type="string">
            <text:p text:style-name="P1">First prisoner can see the back of all.</text:p>
          </table:table-cell>
        </table:table-row>
      </table:table>
      <text:p text:style-name="P2"><text:s/></text:p>
      <text:p text:style-name="P2">The last prisoner always walks out because he can take the decision clearly based on the fact that no one has walked out.</text:p>
      <text:p text:style-name="P2"/>
      <text:p text:style-name="P2"/>
      <text:p text:style-name="P2"><draw:line text:anchor-type="paragraph" draw:z-index="9" draw:name="Shape2" draw:style-name="gr2" draw:text-style-name="P12" svg:x1="0.0028in" svg:y1="0.0736in" svg:x2="6.2394in" svg:y2="0.0398in"><text:p/></draw:line></text:p>
      <text:p text:style-name="P2"/>
      <text:p text:style-name="P2">Situation - <text:s/>TWO prisoners are standing linearly.</text:p>
      <text:p text:style-name="P2">Disks - Two White, One Black</text:p>
      <text:p text:style-name="P1"/>
      <text:p text:style-name="P1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P2</text:p>
          </table:table-cell>
          <table:table-cell table:style-name="Table2.A1" office:value-type="string">
            <text:p text:style-name="P1">P1</text:p>
          </table:table-cell>
        </table:table-row>
        <table:table-row table:style-name="Table2.1"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<draw:custom-shape text:anchor-type="as-char" svg:y="0in" draw:z-index="1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2.A1" office:value-type="string">
            <text:p text:style-name="P1"><draw:custom-shape text:anchor-type="as-char" svg:y="0in" draw:z-index="2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2.1"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<draw:custom-shape text:anchor-type="as-char" svg:y="0in" draw:z-index="36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2.A1" office:value-type="string">
            <text:p text:style-name="P1"><draw:custom-shape text:anchor-type="as-char" svg:y="0in" draw:z-index="47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2.4"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<draw:custom-shape text:anchor-type="as-char" svg:y="0in" draw:z-index="5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2.A1" office:value-type="string">
            <text:p text:style-name="P1"><draw:custom-shape text:anchor-type="as-char" svg:y="0in" draw:z-index="56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ext:soft-page-break/>
        <table:table-row table:style-name="Table2.4"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<draw:custom-shape text:anchor-type="as-char" svg:y="0in" draw:z-index="5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2.A1" office:value-type="string">
            <text:p text:style-name="P1"><draw:custom-shape text:anchor-type="as-char" svg:y="0in" draw:z-index="6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</table:table>
      <text:p text:style-name="P1"/>
      <text:p text:style-name="P1">The visual decision:</text:p>
      <text:p text:style-name="P1"/>
      <text:p text:style-name="P1">Scenario 4 doesn’t exist</text:p>
      <text:p text:style-name="P1"/>
      <text:p text:style-name="P1">For P1 scenario 1 and 2 exist. Hence P1 stays.</text:p>
      <text:p text:style-name="P1"/>
      <text:p text:style-name="P4">How P2 knows:</text:p>
      <text:p text:style-name="P1"/>
      <text:p text:style-name="P1">P2 knows scenario 3 doesn’t exist else P1 would have left.</text:p>
      <text:p text:style-name="P1"/>
      <text:p text:style-name="P1">For P2 scenario 1 and 2 exist. Hence P2 says - white.</text:p>
      <text:p text:style-name="P1"/>
      <text:p text:style-name="P1"><draw:line text:anchor-type="paragraph" draw:z-index="62" draw:name="Shape1" draw:style-name="gr2" draw:text-style-name="P12" svg:x1="0.0437in" svg:y1="0.1161in" svg:x2="6.4827in" svg:y2="0.089in"><text:p/></draw:line><draw:rect text:anchor-type="as-char" svg:y="0in" draw:z-index="64" draw:style-name="gr4" draw:text-style-name="P14" svg:width="0.0012in" svg:height="0.0213in"><text:p/></draw:rect></text:p>
      <text:p text:style-name="P1"/>
      <text:p text:style-name="P2">Situation - <text:s/>THREE prisoners standing linearly.</text:p>
      <text:p text:style-name="P2">Disks - Three White, Two Black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P3</text:p>
          </table:table-cell>
          <table:table-cell table:style-name="Table3.A1" office:value-type="string">
            <text:p text:style-name="P1">P2</text:p>
          </table:table-cell>
          <table:table-cell table:style-name="Table3.A1" office:value-type="string">
            <text:p text:style-name="P1">P1</text:p>
          </table:table-cell>
        </table:table-row>
        <table:table-row table:style-name="Table3.1"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<draw:custom-shape text:anchor-type="as-char" svg:y="0in" draw:z-index="6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6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6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3.1"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<draw:custom-shape text:anchor-type="as-char" svg:y="0in" draw:z-index="7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73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7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3.1">
          <table:table-cell table:style-name="Table3.A1" office:value-type="string">
            <text:p text:style-name="P1">3</text:p>
          </table:table-cell>
          <table:table-cell table:style-name="Table3.A1" office:value-type="string">
            <text:p text:style-name="P1"><draw:custom-shape text:anchor-type="as-char" svg:y="0in" draw:z-index="7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82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8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3.1">
          <table:table-cell table:style-name="Table3.A1" office:value-type="string">
            <text:p text:style-name="P1">4</text:p>
          </table:table-cell>
          <table:table-cell table:style-name="Table3.A1" office:value-type="string">
            <text:p text:style-name="P1"><draw:custom-shape text:anchor-type="as-char" svg:y="0in" draw:z-index="8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91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9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3.1">
          <table:table-cell table:style-name="Table3.A1" office:value-type="string">
            <text:p text:style-name="P1">5</text:p>
          </table:table-cell>
          <table:table-cell table:style-name="Table3.A1" office:value-type="string">
            <text:p text:style-name="P1"><draw:custom-shape text:anchor-type="as-char" svg:y="0in" draw:z-index="97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100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103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3.1">
          <table:table-cell table:style-name="Table3.A1" office:value-type="string">
            <text:p text:style-name="P1">6</text:p>
          </table:table-cell>
          <table:table-cell table:style-name="Table3.A1" office:value-type="string">
            <text:p text:style-name="P1"><draw:custom-shape text:anchor-type="as-char" svg:y="0in" draw:z-index="10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10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112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3.1">
          <table:table-cell table:style-name="Table3.A1" office:value-type="string">
            <text:p text:style-name="P1">7</text:p>
          </table:table-cell>
          <table:table-cell table:style-name="Table3.A1" office:value-type="string">
            <text:p text:style-name="P1"><draw:custom-shape text:anchor-type="as-char" svg:y="0in" draw:z-index="115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11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12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3.1">
          <table:table-cell table:style-name="Table3.A1" office:value-type="string">
            <text:p text:style-name="P1">8</text:p>
          </table:table-cell>
          <table:table-cell table:style-name="Table3.A1" office:value-type="string">
            <text:p text:style-name="P1"><draw:custom-shape text:anchor-type="as-char" svg:y="0in" draw:z-index="12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127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3.A1" office:value-type="string">
            <text:p text:style-name="P1"><draw:custom-shape text:anchor-type="as-char" svg:y="0in" draw:z-index="13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</table:table>
      <text:p text:style-name="P1"/>
      <text:p text:style-name="P1">The visual decision:</text:p>
      <text:p text:style-name="P1"/>
      <text:p text:style-name="P1"><text:soft-page-break/>Scenario 8 doesn’t exist.</text:p>
      <text:p text:style-name="P1"/>
      <text:p text:style-name="P1">P1 sees two whites in front.</text:p>
      <text:p text:style-name="P1"/>
      <text:p text:style-name="P1">For P1 scenario 1 and 2 exist. Hence P1 stays.</text:p>
      <text:p text:style-name="P1"/>
      <text:p text:style-name="P1">P2 sees one white in front.</text:p>
      <text:p text:style-name="P1"/>
      <text:p text:style-name="P1">For P2 scenario 1, 2, 3 and 4 exist. Hence P2 stays.</text:p>
      <text:p text:style-name="P1"/>
      <text:p text:style-name="P4">How P3 knows:</text:p>
      <text:p text:style-name="P1"/>
      <text:p text:style-name="P1">P3 knows scenario 7 doesn’t exist else P1 would have left.</text:p>
      <text:p text:style-name="P1"/>
      <text:p text:style-name="P1">P3 knows scenario 5 and 6 doesn’t exist else P2 had left. Because P2 would have been white.</text:p>
      <text:p text:style-name="P1"/>
      <text:p text:style-name="P1">For P3 scenario 1, 2, 3 and 4 exist. Hence P3 says - white.</text:p>
      <text:p text:style-name="P1"/>
      <text:p text:style-name="P1"><draw:line text:anchor-type="paragraph" draw:z-index="133" draw:name="Shape3" draw:style-name="gr2" draw:text-style-name="P12" svg:x1="-0.0173in" svg:y1="0.1472in" svg:x2="6.3882in" svg:y2="0.1535in"><text:p/></draw:line><draw:rect text:anchor-type="as-char" svg:y="0in" draw:z-index="135" draw:style-name="gr4" draw:text-style-name="P14" svg:width="0.0012in" svg:height="0.0213in"><text:p/></draw:rect></text:p>
      <text:p text:style-name="P1"/>
      <text:p text:style-name="P2">Situation - <text:s/>FOUR prisoners standing linearly.</text:p>
      <text:p text:style-name="P2">Disks - Four White, Three Black</text:p>
      <text:p text:style-name="P1"/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P4</text:p>
          </table:table-cell>
          <table:table-cell table:style-name="Table4.A1" office:value-type="string">
            <text:p text:style-name="P1">P3</text:p>
          </table:table-cell>
          <table:table-cell table:style-name="Table4.A1" office:value-type="string">
            <text:p text:style-name="P1">P2</text:p>
          </table:table-cell>
          <table:table-cell table:style-name="Table4.A1" office:value-type="string">
            <text:p text:style-name="P1">P1</text:p>
          </table:table-cell>
        </table:table-row>
        <table:table-row table:style-name="Table4.1"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<draw:custom-shape text:anchor-type="as-char" svg:y="0in" draw:z-index="13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40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4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4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2</text:p>
          </table:table-cell>
          <table:table-cell table:style-name="Table4.A1" office:value-type="string">
            <text:p text:style-name="P1"><draw:custom-shape text:anchor-type="as-char" svg:y="0in" draw:z-index="15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53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5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5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<draw:custom-shape text:anchor-type="as-char" svg:y="0in" draw:z-index="15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60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6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66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4</text:p>
          </table:table-cell>
          <table:table-cell table:style-name="Table4.A1" office:value-type="string">
            <text:p text:style-name="P1"><draw:custom-shape text:anchor-type="as-char" svg:y="0in" draw:z-index="16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7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75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7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5</text:p>
          </table:table-cell>
          <table:table-cell table:style-name="Table4.A1" office:value-type="string">
            <text:p text:style-name="P1"><draw:custom-shape text:anchor-type="as-char" svg:y="0in" draw:z-index="18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8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8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90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6</text:p>
          </table:table-cell>
          <table:table-cell table:style-name="Table4.A1" office:value-type="string">
            <text:p text:style-name="P1"><draw:custom-shape text:anchor-type="as-char" svg:y="0in" draw:z-index="193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9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19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02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7</text:p>
          </table:table-cell>
          <table:table-cell table:style-name="Table4.A1" office:value-type="string">
            <text:p text:style-name="P1"><draw:custom-shape text:anchor-type="as-char" svg:y="0in" draw:z-index="20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0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11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1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8</text:p>
          </table:table-cell>
          <table:table-cell table:style-name="Table4.A1" office:value-type="string">
            <text:p text:style-name="P1"><draw:custom-shape text:anchor-type="as-char" svg:y="0in" draw:z-index="23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4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41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42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9</text:p>
          </table:table-cell>
          <table:table-cell table:style-name="Table4.A1" office:value-type="string">
            <text:p text:style-name="P1"><draw:custom-shape text:anchor-type="as-char" svg:y="0in" draw:z-index="24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4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4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46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10</text:p>
          </table:table-cell>
          <table:table-cell table:style-name="Table4.A1" office:value-type="string">
            <text:p text:style-name="P1"><draw:custom-shape text:anchor-type="as-char" svg:y="0in" draw:z-index="247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4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4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5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11</text:p>
          </table:table-cell>
          <table:table-cell table:style-name="Table4.A1" office:value-type="string">
            <text:p text:style-name="P1"><draw:custom-shape text:anchor-type="as-char" svg:y="0in" draw:z-index="251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5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5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5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12</text:p>
          </table:table-cell>
          <table:table-cell table:style-name="Table4.A1" office:value-type="string">
            <text:p text:style-name="P1"><draw:custom-shape text:anchor-type="as-char" svg:y="0in" draw:z-index="255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56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57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5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13</text:p>
          </table:table-cell>
          <table:table-cell table:style-name="Table4.A1" office:value-type="string">
            <text:p text:style-name="P1"><draw:custom-shape text:anchor-type="as-char" svg:y="0in" draw:z-index="259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6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6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6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14</text:p>
          </table:table-cell>
          <table:table-cell table:style-name="Table4.A1" office:value-type="string">
            <text:p text:style-name="P1"><draw:custom-shape text:anchor-type="as-char" svg:y="0in" draw:z-index="26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6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6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6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15</text:p>
          </table:table-cell>
          <table:table-cell table:style-name="Table4.A1" office:value-type="string">
            <text:p text:style-name="P1"><draw:custom-shape text:anchor-type="as-char" svg:y="0in" draw:z-index="267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6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69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70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4.1">
          <table:table-cell table:style-name="Table4.A1" office:value-type="string">
            <text:p text:style-name="P1">16</text:p>
          </table:table-cell>
          <table:table-cell table:style-name="Table4.A1" office:value-type="string">
            <text:p text:style-name="P1"><draw:custom-shape text:anchor-type="as-char" svg:y="0in" draw:z-index="271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72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7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4.A1" office:value-type="string">
            <text:p text:style-name="P1"><draw:custom-shape text:anchor-type="as-char" svg:y="0in" draw:z-index="27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</table:table>
      <text:p text:style-name="P1"/>
      <text:p text:style-name="P1"/>
      <text:p text:style-name="P1">The visual decision:</text:p>
      <text:p text:style-name="P1"/>
      <text:p text:style-name="P1">Scenario 16 doesn’t exist.</text:p>
      <text:p text:style-name="P1"/>
      <text:p text:style-name="P1">P1 sees three whites in front.</text:p>
      <text:p text:style-name="P1"/>
      <text:p text:style-name="P1">For P1 scenario 1 and 2 exist. Hence P1 stays.</text:p>
      <text:p text:style-name="P1"/>
      <text:p text:style-name="P1">P2 sees two whites in front.</text:p>
      <text:p text:style-name="P1"/>
      <text:p text:style-name="P1">For P2 scenario 1, 2, 3 and 4 exist. Hence P2 stays.</text:p>
      <text:p text:style-name="P1"/>
      <text:p text:style-name="P1">P3 sees one whites in front.</text:p>
      <text:p text:style-name="P1"/>
      <text:p text:style-name="P1">For P3 scenario 1, 2, 3, 4, 5, 6, 7 and 8 exist. Hence P3 stays.</text:p>
      <text:p text:style-name="P1"/>
      <text:p text:style-name="P1">How P4 knows:</text:p>
      <text:p text:style-name="P1"/>
      <text:p text:style-name="P1">P4 knows scenario 15 doesn’t exist else P1 would have left.</text:p>
      <text:p text:style-name="P1"/>
      <text:p text:style-name="P1">P4 knows scenario 13 and 14 doesn’t exist else P2 would have left. Because P2 would have been white.</text:p>
      <text:p text:style-name="P1"/>
      <text:p text:style-name="P1">P4 knows scenario 9, 10, 11 and 12 doesn’t exist else P3 would have left. Because P3 would <text:soft-page-break/>have been white.</text:p>
      <text:p text:style-name="P1"/>
      <text:p text:style-name="P1">For P4 scenario 1, 2, 3,4, 5, 6, 7 and 8 exist. Hence P4 says - white.</text:p>
      <text:p text:style-name="P1"/>
      <text:p text:style-name="P1"><draw:line text:anchor-type="paragraph" draw:z-index="275" draw:name="Shape4" draw:style-name="gr2" draw:text-style-name="P12" svg:x1="0.0366in" svg:y1="0.1476in" svg:x2="6.2795in" svg:y2="0.1138in"><text:p/></draw:line><draw:rect text:anchor-type="as-char" svg:y="0in" draw:z-index="276" draw:style-name="gr4" draw:text-style-name="P14" svg:width="0.0012in" svg:height="0.0213in"><text:p/></draw:rect></text:p>
      <text:p text:style-name="P1"/>
      <text:p text:style-name="P2">Situation - <text:s/>FIVE prisoners standing linearly.</text:p>
      <text:p text:style-name="P2">Disks - Five White, Four Black</text:p>
      <text:p text:style-name="P1"/>
      <text:p text:style-name="P1"/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P5</text:p>
          </table:table-cell>
          <table:table-cell table:style-name="Table5.A1" office:value-type="string">
            <text:p text:style-name="P1">P4</text:p>
          </table:table-cell>
          <table:table-cell table:style-name="Table5.A1" office:value-type="string">
            <text:p text:style-name="P1">P3</text:p>
          </table:table-cell>
          <table:table-cell table:style-name="Table5.A1" office:value-type="string">
            <text:p text:style-name="P1">P2</text:p>
          </table:table-cell>
          <table:table-cell table:style-name="Table5.A1" office:value-type="string">
            <text:p text:style-name="P1">P1</text:p>
          </table:table-cell>
        </table:table-row>
        <table:table-row table:style-name="Table5.1">
          <table:table-cell table:style-name="Table5.A1" office:value-type="string">
            <text:p text:style-name="P1">1</text:p>
          </table:table-cell>
          <table:table-cell table:style-name="Table5.A1" office:value-type="string">
            <text:p text:style-name="P1"><draw:custom-shape text:anchor-type="as-char" svg:y="0in" draw:z-index="27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7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7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80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8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2</text:p>
          </table:table-cell>
          <table:table-cell table:style-name="Table5.A1" office:value-type="string">
            <text:p text:style-name="P1"><draw:custom-shape text:anchor-type="as-char" svg:y="0in" draw:z-index="28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83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8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8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8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3</text:p>
          </table:table-cell>
          <table:table-cell table:style-name="Table5.A1" office:value-type="string">
            <text:p text:style-name="P1"><draw:custom-shape text:anchor-type="as-char" svg:y="0in" draw:z-index="28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8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8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9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9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4</text:p>
          </table:table-cell>
          <table:table-cell table:style-name="Table5.A1" office:value-type="string">
            <text:p text:style-name="P1"><draw:custom-shape text:anchor-type="as-char" svg:y="0in" draw:z-index="29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93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9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95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9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5</text:p>
          </table:table-cell>
          <table:table-cell table:style-name="Table5.A1" office:value-type="string">
            <text:p text:style-name="P1"><draw:custom-shape text:anchor-type="as-char" svg:y="0in" draw:z-index="29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9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99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00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0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6</text:p>
          </table:table-cell>
          <table:table-cell table:style-name="Table5.A1" office:value-type="string">
            <text:p text:style-name="P1"><draw:custom-shape text:anchor-type="as-char" svg:y="0in" draw:z-index="30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03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0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0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0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7</text:p>
          </table:table-cell>
          <table:table-cell table:style-name="Table5.A1" office:value-type="string">
            <text:p text:style-name="P1"><draw:custom-shape text:anchor-type="as-char" svg:y="0in" draw:z-index="30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0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09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1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1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8</text:p>
          </table:table-cell>
          <table:table-cell table:style-name="Table5.A1" office:value-type="string">
            <text:p text:style-name="P1"><draw:custom-shape text:anchor-type="as-char" svg:y="0in" draw:z-index="31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13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1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15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1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9</text:p>
          </table:table-cell>
          <table:table-cell table:style-name="Table5.A1" office:value-type="string">
            <text:p text:style-name="P1"><draw:custom-shape text:anchor-type="as-char" svg:y="0in" draw:z-index="31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1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20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2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2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10</text:p>
          </table:table-cell>
          <table:table-cell table:style-name="Table5.A1" office:value-type="string">
            <text:p text:style-name="P1"><draw:custom-shape text:anchor-type="as-char" svg:y="0in" draw:z-index="323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2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0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2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11</text:p>
          </table:table-cell>
          <table:table-cell table:style-name="Table5.A1" office:value-type="string">
            <text:p text:style-name="P1"><draw:custom-shape text:anchor-type="as-char" svg:y="0in" draw:z-index="1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12</text:p>
          </table:table-cell>
          <table:table-cell table:style-name="Table5.A1" office:value-type="string">
            <text:p text:style-name="P1"><draw:custom-shape text:anchor-type="as-char" svg:y="0in" draw:z-index="4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5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53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25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2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13</text:p>
          </table:table-cell>
          <table:table-cell table:style-name="Table5.A1" office:value-type="string">
            <text:p text:style-name="P1"><draw:custom-shape text:anchor-type="as-char" svg:y="0in" draw:z-index="32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2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29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30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3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14</text:p>
          </table:table-cell>
          <table:table-cell table:style-name="Table5.A1" office:value-type="string">
            <text:p text:style-name="P1"><draw:custom-shape text:anchor-type="as-char" svg:y="0in" draw:z-index="33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3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7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7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77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ext:soft-page-break/>
        <table:table-row table:style-name="Table5.1">
          <table:table-cell table:style-name="Table5.A1" office:value-type="string">
            <text:p text:style-name="P1">15</text:p>
          </table:table-cell>
          <table:table-cell table:style-name="Table5.A1" office:value-type="string">
            <text:p text:style-name="P1"><draw:custom-shape text:anchor-type="as-char" svg:y="0in" draw:z-index="7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8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81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8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8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16</text:p>
          </table:table-cell>
          <table:table-cell table:style-name="Table5.A1" office:value-type="string">
            <text:p text:style-name="P1"><draw:custom-shape text:anchor-type="as-char" svg:y="0in" draw:z-index="86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87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89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9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92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17</text:p>
          </table:table-cell>
          <table:table-cell table:style-name="Table5.A1" office:value-type="string">
            <text:p text:style-name="P1"><draw:custom-shape text:anchor-type="as-char" svg:y="0in" draw:z-index="9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9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96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9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9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18</text:p>
          </table:table-cell>
          <table:table-cell table:style-name="Table5.A1" office:value-type="string">
            <text:p text:style-name="P1"><draw:custom-shape text:anchor-type="as-char" svg:y="0in" draw:z-index="101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0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0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0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07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19</text:p>
          </table:table-cell>
          <table:table-cell table:style-name="Table5.A1" office:value-type="string">
            <text:p text:style-name="P1"><draw:custom-shape text:anchor-type="as-char" svg:y="0in" draw:z-index="10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10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1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1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1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20</text:p>
          </table:table-cell>
          <table:table-cell table:style-name="Table5.A1" office:value-type="string">
            <text:p text:style-name="P1"><draw:custom-shape text:anchor-type="as-char" svg:y="0in" draw:z-index="11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1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1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2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22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21</text:p>
          </table:table-cell>
          <table:table-cell table:style-name="Table5.A1" office:value-type="string">
            <text:p text:style-name="P1"><draw:custom-shape text:anchor-type="as-char" svg:y="0in" draw:z-index="12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2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2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2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2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22</text:p>
          </table:table-cell>
          <table:table-cell table:style-name="Table5.A1" office:value-type="string">
            <text:p text:style-name="P1"><draw:custom-shape text:anchor-type="as-char" svg:y="0in" draw:z-index="131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3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3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36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3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23</text:p>
          </table:table-cell>
          <table:table-cell table:style-name="Table5.A1" office:value-type="string">
            <text:p text:style-name="P1"><draw:custom-shape text:anchor-type="as-char" svg:y="0in" draw:z-index="139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4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4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4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4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24</text:p>
          </table:table-cell>
          <table:table-cell table:style-name="Table5.A1" office:value-type="string">
            <text:p text:style-name="P1"><draw:custom-shape text:anchor-type="as-char" svg:y="0in" draw:z-index="151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3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35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5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33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25</text:p>
          </table:table-cell>
          <table:table-cell table:style-name="Table5.A1" office:value-type="string">
            <text:p text:style-name="P1"><draw:custom-shape text:anchor-type="as-char" svg:y="0in" draw:z-index="337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5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5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6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6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26</text:p>
          </table:table-cell>
          <table:table-cell table:style-name="Table5.A1" office:value-type="string">
            <text:p text:style-name="P1"><draw:custom-shape text:anchor-type="as-char" svg:y="0in" draw:z-index="16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65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6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6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7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27</text:p>
          </table:table-cell>
          <table:table-cell table:style-name="Table5.A1" office:value-type="string">
            <text:p text:style-name="P1"><draw:custom-shape text:anchor-type="as-char" svg:y="0in" draw:z-index="171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7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7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7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7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28</text:p>
          </table:table-cell>
          <table:table-cell table:style-name="Table5.A1" office:value-type="string">
            <text:p text:style-name="P1"><draw:custom-shape text:anchor-type="as-char" svg:y="0in" draw:z-index="179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8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8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8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85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29</text:p>
          </table:table-cell>
          <table:table-cell table:style-name="Table5.A1" office:value-type="string">
            <text:p text:style-name="P1"><draw:custom-shape text:anchor-type="as-char" svg:y="0in" draw:z-index="18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8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89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9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9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30</text:p>
          </table:table-cell>
          <table:table-cell table:style-name="Table5.A1" office:value-type="string">
            <text:p text:style-name="P1"><draw:custom-shape text:anchor-type="as-char" svg:y="0in" draw:z-index="19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95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97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19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0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31</text:p>
          </table:table-cell>
          <table:table-cell table:style-name="Table5.A1" office:value-type="string">
            <text:p text:style-name="P1"><draw:custom-shape text:anchor-type="as-char" svg:y="0in" draw:z-index="201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0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0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0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0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5.1">
          <table:table-cell table:style-name="Table5.A1" office:value-type="string">
            <text:p text:style-name="P1">32</text:p>
          </table:table-cell>
          <table:table-cell table:style-name="Table5.A1" office:value-type="string">
            <text:p text:style-name="P1"><draw:custom-shape text:anchor-type="as-char" svg:y="0in" draw:z-index="209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1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12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1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5.A1" office:value-type="string">
            <text:p text:style-name="P1"><draw:custom-shape text:anchor-type="as-char" svg:y="0in" draw:z-index="215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</table:table>
      <text:p text:style-name="P1"/>
      <text:p text:style-name="P1">The visual decision:</text:p>
      <text:p text:style-name="P1"/>
      <text:p text:style-name="P1"><text:soft-page-break/>Scenario 32 doesn’t exist.</text:p>
      <text:p text:style-name="P1"/>
      <text:p text:style-name="P1">P1 sees four whites in front.</text:p>
      <text:p text:style-name="P1"/>
      <text:p text:style-name="P1">For P1 scenario 1 and 2 exist. Hence P1 stays.</text:p>
      <text:p text:style-name="P1"/>
      <text:p text:style-name="P1">P2 sees three whites in front.</text:p>
      <text:p text:style-name="P1"/>
      <text:p text:style-name="P1">For P2 scenario 1, 2, 3 and 4 exist. Hence P2 stays.</text:p>
      <text:p text:style-name="P1"/>
      <text:p text:style-name="P1">P3 sees two whites in front.</text:p>
      <text:p text:style-name="P1"/>
      <text:p text:style-name="P1">For P3 scenario 1, 2, 3, 4, 5, 6, 7 and 8 exist. Hence P3 stays.</text:p>
      <text:p text:style-name="P1"/>
      <text:p text:style-name="P1">P4 sees two whites in front.</text:p>
      <text:p text:style-name="P1"/>
      <text:p text:style-name="P1">For P4 scenario 1, 2, 3, 4, 5, 6, 7, 8, 9, 10, 11, 12, 13, 14, 15 and 16 exist. Hence P4 stays.</text:p>
      <text:p text:style-name="P1"/>
      <text:p text:style-name="P4">How P5 knows:</text:p>
      <text:p text:style-name="P1"/>
      <text:p text:style-name="P1">P5 knows scenario 31 doesn’t exist else P1 would have left.</text:p>
      <text:p text:style-name="P1"/>
      <text:p text:style-name="P1">P5 knows scenario 30 and 29 doesn’t exist else P2 would have left. Because P2 would have been white.</text:p>
      <text:p text:style-name="P1"/>
      <text:p text:style-name="P1">P5 knows scenario 28, 27, 26 and 25 doesn’t exist else P3 would have left. Because P3 would have been white.</text:p>
      <text:p text:style-name="P1"/>
      <text:p text:style-name="P1">P5 knows scenario 24, 23, 22 , 21, 20, 19, 18 and 17 doesn’t exist else P2 would have left. Because P2 would have been white.</text:p>
      <text:p text:style-name="P1"/>
      <text:p text:style-name="P1">For P5 scenario 1,to 16 exist. Hence P5 says - white.</text:p>
      <text:p text:style-name="P1"><draw:line text:anchor-type="paragraph" draw:z-index="216" draw:name="Shape5" draw:style-name="gr2" draw:text-style-name="P12" svg:x1="-0.0173in" svg:y1="0.2035in" svg:x2="6.3071in" svg:y2="0.1425in"><text:p/></draw:line><draw:rect text:anchor-type="as-char" svg:y="0in" draw:z-index="217" draw:style-name="gr4" draw:text-style-name="P14" svg:width="0.0012in" svg:height="0.0213in"><text:p/></draw:rect></text:p>
      <text:p text:style-name="P1"/>
      <text:p text:style-name="P2">SITUATION - Six prisoners standing linearly.</text:p>
      <text:p text:style-name="P9"><draw:frame draw:style-name="fr1" draw:name="Frame409" text:anchor-type="paragraph" svg:x="0.0429in" svg:y="-0.0972in" svg:width="0.2146in" svg:height="0.2209in" draw:z-index="1"><draw:text-box><text:p text:style-name="P8"/></draw:text-box></draw:frame><draw:frame draw:style-name="fr1" draw:name="Frame408" text:anchor-type="paragraph" svg:x="0.0429in" svg:y="-0.0972in" svg:width="0.2146in" svg:height="0.2209in" draw:z-index="3"><draw:text-box><text:p text:style-name="P8"/></draw:text-box></draw:frame><draw:frame draw:style-name="fr1" draw:name="Frame407" text:anchor-type="paragraph" svg:x="0.0429in" svg:y="-0.0972in" svg:width="0.2146in" svg:height="0.2209in" draw:z-index="4"><draw:text-box><text:p text:style-name="P8"/></draw:text-box></draw:frame><draw:frame draw:style-name="fr1" draw:name="Frame406" text:anchor-type="paragraph" svg:x="0.0429in" svg:y="-0.0972in" svg:width="0.2146in" svg:height="0.2209in" draw:z-index="6"><draw:text-box><text:p text:style-name="P8"/></draw:text-box></draw:frame><draw:frame draw:style-name="fr1" draw:name="Frame405" text:anchor-type="paragraph" svg:x="0.0402in" svg:y="-0.1028in" svg:width="0.1992in" svg:height="0.1992in" draw:z-index="7"><draw:text-box><text:p text:style-name="P8"/></draw:text-box></draw:frame><draw:frame draw:style-name="fr1" draw:name="Frame404" text:anchor-type="paragraph" svg:x="0.0402in" svg:y="-0.1028in" svg:width="0.1992in" svg:height="0.1992in" draw:z-index="8"><draw:text-box><text:p text:style-name="P8"/></draw:text-box></draw:frame><draw:frame draw:style-name="fr1" draw:name="Frame403" text:anchor-type="paragraph" svg:x="0.0429in" svg:y="-0.0972in" svg:width="0.2146in" svg:height="0.2209in" draw:z-index="10"><draw:text-box><text:p text:style-name="P8"/></draw:text-box></draw:frame><draw:frame draw:style-name="fr1" draw:name="Frame402" text:anchor-type="paragraph" svg:x="0.0429in" svg:y="-0.0972in" svg:width="0.2146in" svg:height="0.2209in" draw:z-index="11"><draw:text-box><text:p text:style-name="P8"/></draw:text-box></draw:frame><draw:frame draw:style-name="fr1" draw:name="Frame401" text:anchor-type="paragraph" svg:x="0.0429in" svg:y="-0.0972in" svg:width="0.2146in" svg:height="0.2209in" draw:z-index="13"><draw:text-box><text:p text:style-name="P8"/></draw:text-box></draw:frame><draw:frame draw:style-name="fr1" draw:name="Frame400" text:anchor-type="paragraph" svg:x="0.0429in" svg:y="-0.0972in" svg:width="0.2146in" svg:height="0.2209in" draw:z-index="14"><draw:text-box><text:p text:style-name="P8"/></draw:text-box></draw:frame><draw:frame draw:style-name="fr1" draw:name="Frame399" text:anchor-type="paragraph" svg:x="0.0402in" svg:y="-0.1028in" svg:width="0.1992in" svg:height="0.1992in" draw:z-index="16"><draw:text-box><text:p text:style-name="P8"/></draw:text-box></draw:frame><draw:frame draw:style-name="fr1" draw:name="Frame398" text:anchor-type="paragraph" svg:x="0.0429in" svg:y="-0.0972in" svg:width="0.2146in" svg:height="0.2209in" draw:z-index="17"><draw:text-box><text:p text:style-name="P8"/></draw:text-box></draw:frame><draw:frame draw:style-name="fr1" draw:name="Frame397" text:anchor-type="paragraph" svg:x="0.0402in" svg:y="-0.1028in" svg:width="0.1992in" svg:height="0.1992in" draw:z-index="19"><draw:text-box><text:p text:style-name="P8"/></draw:text-box></draw:frame><draw:frame draw:style-name="fr1" draw:name="Frame396" text:anchor-type="paragraph" svg:x="0.0429in" svg:y="-0.0972in" svg:width="0.2146in" svg:height="0.2209in" draw:z-index="20"><draw:text-box><text:p text:style-name="P8"/></draw:text-box></draw:frame><draw:frame draw:style-name="fr1" draw:name="Frame395" text:anchor-type="paragraph" svg:x="0.0429in" svg:y="-0.0972in" svg:width="0.2146in" svg:height="0.2209in" draw:z-index="22"><draw:text-box><text:p text:style-name="P8"/></draw:text-box></draw:frame><draw:frame draw:style-name="fr1" draw:name="Frame394" text:anchor-type="paragraph" svg:x="0.0429in" svg:y="-0.0972in" svg:width="0.2146in" svg:height="0.2209in" draw:z-index="23"><draw:text-box><text:p text:style-name="P8"/></draw:text-box></draw:frame><draw:frame draw:style-name="fr1" draw:name="Frame393" text:anchor-type="paragraph" svg:x="0.0402in" svg:y="-0.1028in" svg:width="0.1992in" svg:height="0.1992in" draw:z-index="25"><draw:text-box><text:p text:style-name="P8"/></draw:text-box></draw:frame><draw:frame draw:style-name="fr1" draw:name="Frame392" text:anchor-type="paragraph" svg:x="0.0402in" svg:y="-0.1028in" svg:width="0.1992in" svg:height="0.1992in" draw:z-index="26"><draw:text-box><text:p text:style-name="P8"/></draw:text-box></draw:frame><draw:frame draw:style-name="fr1" draw:name="Frame391" text:anchor-type="paragraph" svg:x="0.0402in" svg:y="-0.1028in" svg:width="0.1992in" svg:height="0.1992in" draw:z-index="27"><draw:text-box><text:p text:style-name="P8"/></draw:text-box></draw:frame><draw:frame draw:style-name="fr1" draw:name="Frame390" text:anchor-type="paragraph" svg:x="0.0429in" svg:y="-0.0972in" svg:width="0.2146in" svg:height="0.2209in" draw:z-index="29"><draw:text-box><text:p text:style-name="P8"/></draw:text-box></draw:frame><draw:frame draw:style-name="fr1" draw:name="Frame389" text:anchor-type="paragraph" svg:x="0.0429in" svg:y="-0.0972in" svg:width="0.2146in" svg:height="0.2209in" draw:z-index="31"><draw:text-box><text:p text:style-name="P8"/></draw:text-box></draw:frame><draw:frame draw:style-name="fr1" draw:name="Frame388" text:anchor-type="paragraph" svg:x="0.0429in" svg:y="-0.0972in" svg:width="0.2146in" svg:height="0.2209in" draw:z-index="33"><draw:text-box><text:p text:style-name="P8"/></draw:text-box></draw:frame><draw:frame draw:style-name="fr1" draw:name="Frame387" text:anchor-type="paragraph" svg:x="0.0402in" svg:y="-0.1028in" svg:width="0.1992in" svg:height="0.1992in" draw:z-index="34"><draw:text-box><text:p text:style-name="P8"/></draw:text-box></draw:frame><draw:frame draw:style-name="fr1" draw:name="Frame386" text:anchor-type="paragraph" svg:x="0.0429in" svg:y="-0.0972in" svg:width="0.2146in" svg:height="0.2209in" draw:z-index="36"><draw:text-box><text:p text:style-name="P8"/></draw:text-box></draw:frame><draw:frame draw:style-name="fr1" draw:name="Frame385" text:anchor-type="paragraph" svg:x="0.0429in" svg:y="-0.0972in" svg:width="0.2146in" svg:height="0.2209in" draw:z-index="37"><draw:text-box><text:p text:style-name="P8"/></draw:text-box></draw:frame><draw:frame draw:style-name="fr1" draw:name="Frame384" text:anchor-type="paragraph" svg:x="0.0402in" svg:y="-0.1028in" svg:width="0.1992in" svg:height="0.1992in" draw:z-index="39"><draw:text-box><text:p text:style-name="P8"/></draw:text-box></draw:frame><draw:frame draw:style-name="fr1" draw:name="Frame383" text:anchor-type="paragraph" svg:x="0.0429in" svg:y="-0.0972in" svg:width="0.2146in" svg:height="0.2209in" draw:z-index="40"><draw:text-box><text:p text:style-name="P8"/></draw:text-box></draw:frame><draw:frame draw:style-name="fr1" draw:name="Frame382" text:anchor-type="paragraph" svg:x="0.0429in" svg:y="-0.0972in" svg:width="0.2146in" svg:height="0.2209in" draw:z-index="42"><draw:text-box><text:p text:style-name="P8"/></draw:text-box></draw:frame><draw:frame draw:style-name="fr1" draw:name="Frame381" text:anchor-type="paragraph" svg:x="0.0402in" svg:y="-0.1028in" svg:width="0.1992in" svg:height="0.1992in" draw:z-index="43"><draw:text-box><text:p text:style-name="P8"/></draw:text-box></draw:frame><draw:frame draw:style-name="fr1" draw:name="Frame380" text:anchor-type="paragraph" svg:x="0.0402in" svg:y="-0.1028in" svg:width="0.1992in" svg:height="0.1992in" draw:z-index="45"><draw:text-box><text:p text:style-name="P8"/></draw:text-box></draw:frame><draw:frame draw:style-name="fr1" draw:name="Frame379" text:anchor-type="paragraph" svg:x="0.0429in" svg:y="-0.0972in" svg:width="0.2146in" svg:height="0.2209in" draw:z-index="46"><draw:text-box><text:p text:style-name="P8"/></draw:text-box></draw:frame><draw:frame draw:style-name="fr1" draw:name="Frame378" text:anchor-type="paragraph" svg:x="0.0402in" svg:y="-0.1028in" svg:width="0.1992in" svg:height="0.1992in" draw:z-index="48"><draw:text-box><text:p text:style-name="P8"/></draw:text-box></draw:frame><draw:frame draw:style-name="fr1" draw:name="Frame377" text:anchor-type="paragraph" svg:x="0.0429in" svg:y="-0.0972in" svg:width="0.2146in" svg:height="0.2209in" draw:z-index="49"><draw:text-box><text:p text:style-name="P8"/></draw:text-box></draw:frame><draw:frame draw:style-name="fr1" draw:name="Frame376" text:anchor-type="paragraph" svg:x="0.0429in" svg:y="-0.0972in" svg:width="0.2146in" svg:height="0.2209in" draw:z-index="51"><draw:text-box><text:p text:style-name="P8"/></draw:text-box></draw:frame><draw:frame draw:style-name="fr1" draw:name="Frame375" text:anchor-type="paragraph" svg:x="0.0402in" svg:y="-0.1028in" svg:width="0.1992in" svg:height="0.1992in" draw:z-index="52"><draw:text-box><text:p text:style-name="P8"/></draw:text-box></draw:frame><draw:frame draw:style-name="fr1" draw:name="Frame374" text:anchor-type="paragraph" svg:x="0.0429in" svg:y="0.0457in" svg:width="0.2146in" svg:height="0.2209in" draw:z-index="54"><draw:text-box><text:p text:style-name="P8"/></draw:text-box></draw:frame><draw:frame draw:style-name="fr1" draw:name="Frame373" text:anchor-type="paragraph" svg:x="0.0402in" svg:y="0.0402in" svg:width="0.1992in" svg:height="0.1992in" draw:z-index="55"><draw:text-box><text:p text:style-name="P8"/></draw:text-box></draw:frame><draw:frame draw:style-name="fr1" draw:name="Frame372" text:anchor-type="paragraph" svg:x="0.0402in" svg:y="0.0402in" svg:width="0.1992in" svg:height="0.1992in" draw:z-index="278"><draw:text-box><text:p text:style-name="P8"/></draw:text-box></draw:frame><draw:frame draw:style-name="fr1" draw:name="Frame371" text:anchor-type="paragraph" svg:x="0.0429in" svg:y="0.0457in" svg:width="0.2146in" svg:height="0.2209in" draw:z-index="279"><draw:text-box><text:p text:style-name="P8"/></draw:text-box></draw:frame><draw:frame draw:style-name="fr1" draw:name="Frame370" text:anchor-type="paragraph" svg:x="0.0429in" svg:y="0.0457in" svg:width="0.2146in" svg:height="0.2209in" draw:z-index="280"><draw:text-box><text:p text:style-name="P8"/></draw:text-box></draw:frame><draw:frame draw:style-name="fr1" draw:name="Frame369" text:anchor-type="paragraph" svg:x="0.0402in" svg:y="0.0402in" svg:width="0.1992in" svg:height="0.1992in" draw:z-index="281"><draw:text-box><text:p text:style-name="P8"/></draw:text-box></draw:frame><draw:frame draw:style-name="fr1" draw:name="Frame368" text:anchor-type="paragraph" svg:x="0.0402in" svg:y="0.0402in" svg:width="0.1992in" svg:height="0.1992in" draw:z-index="282"><draw:text-box><text:p text:style-name="P8"/></draw:text-box></draw:frame><draw:frame draw:style-name="fr1" draw:name="Frame367" text:anchor-type="paragraph" svg:x="0.0402in" svg:y="0.0402in" svg:width="0.1992in" svg:height="0.1992in" draw:z-index="283"><draw:text-box><text:p text:style-name="P8"/></draw:text-box></draw:frame><draw:frame draw:style-name="fr1" draw:name="Frame366" text:anchor-type="paragraph" svg:x="0.0402in" svg:y="0.0402in" svg:width="0.1992in" svg:height="0.1992in" draw:z-index="284"><draw:text-box><text:p text:style-name="P8"/></draw:text-box></draw:frame><draw:frame draw:style-name="fr1" draw:name="Frame365" text:anchor-type="paragraph" svg:x="0.0429in" svg:y="0.0457in" svg:width="0.2146in" svg:height="0.2209in" draw:z-index="285"><draw:text-box><text:p text:style-name="P8"/></draw:text-box></draw:frame><draw:frame draw:style-name="fr1" draw:name="Frame364" text:anchor-type="paragraph" svg:x="0.0429in" svg:y="0.0457in" svg:width="0.2146in" svg:height="0.2209in" draw:z-index="286"><draw:text-box><text:p text:style-name="P8"/></draw:text-box></draw:frame><draw:frame draw:style-name="fr1" draw:name="Frame363" text:anchor-type="paragraph" svg:x="0.0402in" svg:y="0.0402in" svg:width="0.1992in" svg:height="0.1992in" draw:z-index="287"><draw:text-box><text:p text:style-name="P8"/></draw:text-box></draw:frame><draw:frame draw:style-name="fr1" draw:name="Frame362" text:anchor-type="paragraph" svg:x="0.0429in" svg:y="0.0457in" svg:width="0.2146in" svg:height="0.2209in" draw:z-index="288"><draw:text-box><text:p text:style-name="P8"/></draw:text-box></draw:frame><draw:frame draw:style-name="fr1" draw:name="Frame361" text:anchor-type="paragraph" svg:x="0.0429in" svg:y="0.0457in" svg:width="0.2146in" svg:height="0.2209in" draw:z-index="289"><draw:text-box><text:p text:style-name="P8"/></draw:text-box></draw:frame><draw:frame draw:style-name="fr1" draw:name="Frame360" text:anchor-type="paragraph" svg:x="0.0429in" svg:y="0.0457in" svg:width="0.2146in" svg:height="0.2209in" draw:z-index="290"><draw:text-box><text:p text:style-name="P8"/></draw:text-box></draw:frame><draw:frame draw:style-name="fr1" draw:name="Frame359" text:anchor-type="paragraph" svg:x="0.0402in" svg:y="0.0402in" svg:width="0.1992in" svg:height="0.1992in" draw:z-index="291"><draw:text-box><text:p text:style-name="P8"/></draw:text-box></draw:frame><draw:frame draw:style-name="fr1" draw:name="Frame358" text:anchor-type="paragraph" svg:x="0.0429in" svg:y="0.0457in" svg:width="0.2146in" svg:height="0.2209in" draw:z-index="292"><draw:text-box><text:p text:style-name="P8"/></draw:text-box></draw:frame><draw:frame draw:style-name="fr1" draw:name="Frame357" text:anchor-type="paragraph" svg:x="0.0402in" svg:y="0.0402in" svg:width="0.1992in" svg:height="0.1992in" draw:z-index="293"><draw:text-box><text:p text:style-name="P8"/></draw:text-box></draw:frame><draw:frame draw:style-name="fr1" draw:name="Frame356" text:anchor-type="paragraph" svg:x="0.0402in" svg:y="0.0402in" svg:width="0.1992in" svg:height="0.1992in" draw:z-index="294"><draw:text-box><text:p text:style-name="P8"/></draw:text-box></draw:frame><draw:frame draw:style-name="fr1" draw:name="Frame355" text:anchor-type="paragraph" svg:x="0.0429in" svg:y="0.0457in" svg:width="0.2146in" svg:height="0.2209in" draw:z-index="295"><draw:text-box><text:p text:style-name="P8"/></draw:text-box></draw:frame><draw:frame draw:style-name="fr1" draw:name="Frame354" text:anchor-type="paragraph" svg:x="0.0429in" svg:y="0.0457in" svg:width="0.2146in" svg:height="0.2209in" draw:z-index="296"><draw:text-box><text:p text:style-name="P8"/></draw:text-box></draw:frame><draw:frame draw:style-name="fr1" draw:name="Frame353" text:anchor-type="paragraph" svg:x="0.0402in" svg:y="0.0402in" svg:width="0.1992in" svg:height="0.1992in" draw:z-index="297"><draw:text-box><text:p text:style-name="P8"/></draw:text-box></draw:frame><draw:frame draw:style-name="fr1" draw:name="Frame352" text:anchor-type="paragraph" svg:x="0.0429in" svg:y="0.0457in" svg:width="0.2146in" svg:height="0.2209in" draw:z-index="298"><draw:text-box><text:p text:style-name="P8"/></draw:text-box></draw:frame><draw:frame draw:style-name="fr1" draw:name="Frame351" text:anchor-type="paragraph" svg:x="0.0402in" svg:y="0.0402in" svg:width="0.1992in" svg:height="0.1992in" draw:z-index="594"><draw:text-box><text:p text:style-name="P8"/></draw:text-box></draw:frame><draw:frame draw:style-name="fr1" draw:name="Frame350" text:anchor-type="paragraph" svg:x="0.0429in" svg:y="0.0457in" svg:width="0.2146in" svg:height="0.2209in" draw:z-index="595"><draw:text-box><text:p text:style-name="P8"/></draw:text-box></draw:frame><draw:frame draw:style-name="fr1" draw:name="Frame349" text:anchor-type="paragraph" svg:x="0.0402in" svg:y="0.0402in" svg:width="0.1992in" svg:height="0.1992in" draw:z-index="596"><draw:text-box><text:p text:style-name="P8"/></draw:text-box></draw:frame><draw:frame draw:style-name="fr1" draw:name="Frame348" text:anchor-type="paragraph" svg:x="0.0429in" svg:y="0.0457in" svg:width="0.2146in" svg:height="0.2209in" draw:z-index="456"><draw:text-box><text:p text:style-name="P8"/></draw:text-box></draw:frame><draw:frame draw:style-name="fr1" draw:name="Frame347" text:anchor-type="paragraph" svg:x="0.0402in" svg:y="0.0402in" svg:width="0.1992in" svg:height="0.1992in" draw:z-index="597"><draw:text-box><text:p text:style-name="P8"/></draw:text-box></draw:frame><draw:frame draw:style-name="fr1" draw:name="Frame346" text:anchor-type="paragraph" svg:x="0.0429in" svg:y="0.0457in" svg:width="0.2146in" svg:height="0.2209in" draw:z-index="598"><draw:text-box><text:p text:style-name="P8"/></draw:text-box></draw:frame><draw:frame draw:style-name="fr1" draw:name="Frame345" text:anchor-type="paragraph" svg:x="0.0402in" svg:y="0.0402in" svg:width="0.1992in" svg:height="0.1992in" draw:z-index="599"><draw:text-box><text:p text:style-name="P8"/></draw:text-box></draw:frame><draw:frame draw:style-name="fr1" draw:name="Frame344" text:anchor-type="paragraph" svg:x="0.0402in" svg:y="0.0402in" svg:width="0.1992in" svg:height="0.1992in" draw:z-index="600"><draw:text-box><text:p text:style-name="P8"/></draw:text-box></draw:frame><draw:frame draw:style-name="fr1" draw:name="Frame343" text:anchor-type="paragraph" svg:x="0.0402in" svg:y="0.0402in" svg:width="0.1992in" svg:height="0.1992in" draw:z-index="601"><draw:text-box><text:p text:style-name="P8"/></draw:text-box></draw:frame><draw:frame draw:style-name="fr1" draw:name="Frame342" text:anchor-type="paragraph" svg:x="0.0429in" svg:y="0.0457in" svg:width="0.2146in" svg:height="0.2209in" draw:z-index="602"><draw:text-box><text:p text:style-name="P8"/></draw:text-box></draw:frame><draw:frame draw:style-name="fr1" draw:name="Frame341" text:anchor-type="paragraph" svg:x="0.0402in" svg:y="0.0402in" svg:width="0.1992in" svg:height="0.1992in" draw:z-index="603"><draw:text-box><text:p text:style-name="P8"/></draw:text-box></draw:frame><draw:frame draw:style-name="fr1" draw:name="Frame340" text:anchor-type="paragraph" svg:x="0.0429in" svg:y="0.0457in" svg:width="0.2146in" svg:height="0.2209in" draw:z-index="604"><draw:text-box><text:p text:style-name="P8"/></draw:text-box></draw:frame><draw:frame draw:style-name="fr1" draw:name="Frame339" text:anchor-type="paragraph" svg:x="0.0402in" svg:y="0.0402in" svg:width="0.1992in" svg:height="0.1992in" draw:z-index="605"><draw:text-box><text:p text:style-name="P8"/></draw:text-box></draw:frame><draw:frame draw:style-name="fr1" draw:name="Frame338" text:anchor-type="paragraph" svg:x="0.0429in" svg:y="0.0457in" svg:width="0.2146in" svg:height="0.2209in" draw:z-index="606"><draw:text-box><text:p text:style-name="P8"/></draw:text-box></draw:frame><draw:frame draw:style-name="fr1" draw:name="Frame337" text:anchor-type="paragraph" svg:x="0.0429in" svg:y="0.0457in" svg:width="0.2146in" svg:height="0.2209in" draw:z-index="607"><draw:text-box><text:p text:style-name="P8"/></draw:text-box></draw:frame><draw:frame draw:style-name="fr1" draw:name="Frame336" text:anchor-type="paragraph" svg:x="0.0402in" svg:y="0.0402in" svg:width="0.1992in" svg:height="0.1992in" draw:z-index="608"><draw:text-box><text:p text:style-name="P8"/></draw:text-box></draw:frame><draw:frame draw:style-name="fr1" draw:name="Frame335" text:anchor-type="paragraph" svg:x="0.0402in" svg:y="0.0402in" svg:width="0.1992in" svg:height="0.1992in" draw:z-index="609"><draw:text-box><text:p text:style-name="P8"/></draw:text-box></draw:frame><draw:frame draw:style-name="fr1" draw:name="Frame334" text:anchor-type="paragraph" svg:x="0.0429in" svg:y="0.0457in" svg:width="0.2146in" svg:height="0.2209in" draw:z-index="610"><draw:text-box><text:p text:style-name="P8"/></draw:text-box></draw:frame><draw:frame draw:style-name="fr1" draw:name="Frame333" text:anchor-type="paragraph" svg:x="0.0402in" svg:y="0.0402in" svg:width="0.1992in" svg:height="0.1992in" draw:z-index="611"><draw:text-box><text:p text:style-name="P8"/></draw:text-box></draw:frame><draw:frame draw:style-name="fr1" draw:name="Frame332" text:anchor-type="paragraph" svg:x="0.0402in" svg:y="0.0402in" svg:width="0.1992in" svg:height="0.1992in" draw:z-index="612"><draw:text-box><text:p text:style-name="P8"/></draw:text-box></draw:frame><draw:frame draw:style-name="fr1" draw:name="Frame331" text:anchor-type="paragraph" svg:x="0.0429in" svg:y="0.0457in" svg:width="0.2146in" svg:height="0.2209in" draw:z-index="613"><draw:text-box><text:p text:style-name="P8"/></draw:text-box></draw:frame><draw:frame draw:style-name="fr1" draw:name="Frame330" text:anchor-type="paragraph" svg:x="0.0402in" svg:y="0.0402in" svg:width="0.1992in" svg:height="0.1992in" draw:z-index="614"><draw:text-box><text:p text:style-name="P8"/></draw:text-box></draw:frame><draw:frame draw:style-name="fr1" draw:name="Frame329" text:anchor-type="paragraph" svg:x="0.0402in" svg:y="0.0402in" svg:width="0.1992in" svg:height="0.1992in" draw:z-index="615"><draw:text-box><text:p text:style-name="P8"/></draw:text-box></draw:frame><draw:frame draw:style-name="fr1" draw:name="Frame328" text:anchor-type="paragraph" svg:x="0.0429in" svg:y="0.0457in" svg:width="0.2146in" svg:height="0.2209in" draw:z-index="616"><draw:text-box><text:p text:style-name="P8"/></draw:text-box></draw:frame><draw:frame draw:style-name="fr1" draw:name="Frame327" text:anchor-type="paragraph" svg:x="0.0402in" svg:y="0.0402in" svg:width="0.1992in" svg:height="0.1992in" draw:z-index="617"><draw:text-box><text:p text:style-name="P8"/></draw:text-box></draw:frame><draw:frame draw:style-name="fr1" draw:name="Frame326" text:anchor-type="paragraph" svg:x="0.0429in" svg:y="0.0457in" svg:width="0.2146in" svg:height="0.2209in" draw:z-index="618"><draw:text-box><text:p text:style-name="P8"/></draw:text-box></draw:frame><draw:frame draw:style-name="fr1" draw:name="Frame325" text:anchor-type="paragraph" svg:x="0.0402in" svg:y="0.0402in" svg:width="0.1992in" svg:height="0.1992in" draw:z-index="619"><draw:text-box><text:p text:style-name="P8"/></draw:text-box></draw:frame><draw:frame draw:style-name="fr1" draw:name="Frame324" text:anchor-type="paragraph" svg:x="0.0402in" svg:y="0.0402in" svg:width="0.1992in" svg:height="0.1992in" draw:z-index="620"><draw:text-box><text:p text:style-name="P8"/></draw:text-box></draw:frame><draw:frame draw:style-name="fr1" draw:name="Frame323" text:anchor-type="paragraph" svg:x="0.0402in" svg:y="0.0402in" svg:width="0.1992in" svg:height="0.1992in" draw:z-index="621"><draw:text-box><text:p text:style-name="P8"/></draw:text-box></draw:frame><draw:frame draw:style-name="fr1" draw:name="Frame322" text:anchor-type="paragraph" svg:x="0.0429in" svg:y="0.0457in" svg:width="0.2146in" svg:height="0.2209in" draw:z-index="622"><draw:text-box><text:p text:style-name="P8"/></draw:text-box></draw:frame><draw:frame draw:style-name="fr1" draw:name="Frame321" text:anchor-type="paragraph" svg:x="0.0402in" svg:y="0.0402in" svg:width="0.1992in" svg:height="0.1992in" draw:z-index="623"><draw:text-box><text:p text:style-name="P8"/></draw:text-box></draw:frame><draw:frame draw:style-name="fr1" draw:name="Frame320" text:anchor-type="paragraph" svg:x="0.0429in" svg:y="0.0457in" svg:width="0.2146in" svg:height="0.2209in" draw:z-index="624"><draw:text-box><text:p text:style-name="P8"/></draw:text-box></draw:frame><draw:frame draw:style-name="fr1" draw:name="Frame319" text:anchor-type="paragraph" svg:x="0.0402in" svg:y="0.0402in" svg:width="0.1992in" svg:height="0.1992in" draw:z-index="625"><draw:text-box><text:p text:style-name="P8"/></draw:text-box></draw:frame><draw:frame draw:style-name="fr1" draw:name="Frame318" text:anchor-type="paragraph" svg:x="0.0429in" svg:y="0.0457in" svg:width="0.2146in" svg:height="0.2209in" draw:z-index="626"><draw:text-box><text:p text:style-name="P8"/></draw:text-box></draw:frame><draw:frame draw:style-name="fr1" draw:name="Frame317" text:anchor-type="paragraph" svg:x="0.0429in" svg:y="0.0457in" svg:width="0.2146in" svg:height="0.2209in" draw:z-index="627"><draw:text-box><text:p text:style-name="P8"/></draw:text-box></draw:frame><draw:frame draw:style-name="fr1" draw:name="Frame316" text:anchor-type="paragraph" svg:x="0.0429in" svg:y="0.0457in" svg:width="0.2146in" svg:height="0.2209in" draw:z-index="628"><draw:text-box><text:p text:style-name="P8"/></draw:text-box></draw:frame><draw:frame draw:style-name="fr1" draw:name="Frame315" text:anchor-type="paragraph" svg:x="0.0429in" svg:y="0.0457in" svg:width="0.2146in" svg:height="0.2209in" draw:z-index="629"><draw:text-box><text:p text:style-name="P8"/></draw:text-box></draw:frame><draw:frame draw:style-name="fr1" draw:name="Frame314" text:anchor-type="paragraph" svg:x="0.0402in" svg:y="0.0402in" svg:width="0.1992in" svg:height="0.1992in" draw:z-index="630"><draw:text-box><text:p text:style-name="P8"/></draw:text-box></draw:frame><draw:frame draw:style-name="fr1" draw:name="Frame313" text:anchor-type="paragraph" svg:x="0.0402in" svg:y="0.0402in" svg:width="0.1992in" svg:height="0.1992in" draw:z-index="631"><draw:text-box><text:p text:style-name="P8"/></draw:text-box></draw:frame><draw:frame draw:style-name="fr1" draw:name="Frame312" text:anchor-type="paragraph" svg:x="0.0402in" svg:y="-0.1028in" svg:width="0.1992in" svg:height="0.1992in" draw:z-index="632"><draw:text-box><text:p text:style-name="P8"/></draw:text-box></draw:frame><draw:frame draw:style-name="fr1" draw:name="Frame311" text:anchor-type="paragraph" svg:x="0.0429in" svg:y="-0.0972in" svg:width="0.2146in" svg:height="0.2209in" draw:z-index="633"><draw:text-box><text:p text:style-name="P8"/></draw:text-box></draw:frame><draw:frame draw:style-name="fr1" draw:name="Frame310" text:anchor-type="paragraph" svg:x="0.0429in" svg:y="-0.0972in" svg:width="0.2146in" svg:height="0.2209in" draw:z-index="634"><draw:text-box><text:p text:style-name="P8"/></draw:text-box></draw:frame><draw:frame draw:style-name="fr1" draw:name="Frame309" text:anchor-type="paragraph" svg:x="0.0429in" svg:y="-0.0972in" svg:width="0.2146in" svg:height="0.2209in" draw:z-index="635"><draw:text-box><text:p text:style-name="P8"/></draw:text-box></draw:frame><draw:frame draw:style-name="fr1" draw:name="Frame308" text:anchor-type="paragraph" svg:x="0.0402in" svg:y="-0.1028in" svg:width="0.1992in" svg:height="0.1992in" draw:z-index="636"><draw:text-box><text:p text:style-name="P8"/></draw:text-box></draw:frame><draw:frame draw:style-name="fr1" draw:name="Frame307" text:anchor-type="paragraph" svg:x="0.0402in" svg:y="-0.1028in" svg:width="0.1992in" svg:height="0.1992in" draw:z-index="637"><draw:text-box><text:p text:style-name="P8"/></draw:text-box></draw:frame><draw:frame draw:style-name="fr1" draw:name="Frame306" text:anchor-type="paragraph" svg:x="0.0429in" svg:y="-0.0972in" svg:width="0.2146in" svg:height="0.2209in" draw:z-index="638"><draw:text-box><text:p text:style-name="P8"/></draw:text-box></draw:frame><draw:frame draw:style-name="fr1" draw:name="Frame305" text:anchor-type="paragraph" svg:x="0.0402in" svg:y="-0.1028in" svg:width="0.1992in" svg:height="0.1992in" draw:z-index="639"><draw:text-box><text:p text:style-name="P8"/></draw:text-box></draw:frame><draw:frame draw:style-name="fr1" draw:name="Frame304" text:anchor-type="paragraph" svg:x="0.0429in" svg:y="-0.0972in" svg:width="0.2146in" svg:height="0.2209in" draw:z-index="640"><draw:text-box><text:p text:style-name="P8"/></draw:text-box></draw:frame><draw:frame draw:style-name="fr1" draw:name="Frame303" text:anchor-type="paragraph" svg:x="0.0429in" svg:y="-0.0972in" svg:width="0.2146in" svg:height="0.2209in" draw:z-index="641"><draw:text-box><text:p text:style-name="P8"/></draw:text-box></draw:frame><draw:frame draw:style-name="fr1" draw:name="Frame302" text:anchor-type="paragraph" svg:x="0.0402in" svg:y="-0.1028in" svg:width="0.1992in" svg:height="0.1992in" draw:z-index="642"><draw:text-box><text:p text:style-name="P8"/></draw:text-box></draw:frame><draw:frame draw:style-name="fr1" draw:name="Frame301" text:anchor-type="paragraph" svg:x="0.0402in" svg:y="-0.1028in" svg:width="0.1992in" svg:height="0.1992in" draw:z-index="643"><draw:text-box><text:p text:style-name="P8"/></draw:text-box></draw:frame><draw:frame draw:style-name="fr1" draw:name="Frame300" text:anchor-type="paragraph" svg:x="0.0402in" svg:y="-0.1028in" svg:width="0.1992in" svg:height="0.1992in" draw:z-index="644"><draw:text-box><text:p text:style-name="P8"/></draw:text-box></draw:frame><draw:frame draw:style-name="fr1" draw:name="Frame299" text:anchor-type="paragraph" svg:x="0.0402in" svg:y="-0.1028in" svg:width="0.1992in" svg:height="0.1992in" draw:z-index="645"><draw:text-box><text:p text:style-name="P8"/></draw:text-box></draw:frame><draw:frame draw:style-name="fr1" draw:name="Frame298" text:anchor-type="paragraph" svg:x="0.0429in" svg:y="-0.0972in" svg:width="0.2146in" svg:height="0.2209in" draw:z-index="646"><draw:text-box><text:p text:style-name="P8"/></draw:text-box></draw:frame><draw:frame draw:style-name="fr1" draw:name="Frame297" text:anchor-type="paragraph" svg:x="0.0429in" svg:y="-0.0972in" svg:width="0.2146in" svg:height="0.2209in" draw:z-index="647"><draw:text-box><text:p text:style-name="P8"/></draw:text-box></draw:frame><draw:frame draw:style-name="fr1" draw:name="Frame296" text:anchor-type="paragraph" svg:x="0.0402in" svg:y="-0.1028in" svg:width="0.1992in" svg:height="0.1992in" draw:z-index="648"><draw:text-box><text:p text:style-name="P8"/></draw:text-box></draw:frame><draw:frame draw:style-name="fr1" draw:name="Frame295" text:anchor-type="paragraph" svg:x="0.0402in" svg:y="-0.1028in" svg:width="0.1992in" svg:height="0.1992in" draw:z-index="649"><draw:text-box><text:p text:style-name="P8"/></draw:text-box></draw:frame><draw:frame draw:style-name="fr1" draw:name="Frame294" text:anchor-type="paragraph" svg:x="0.0429in" svg:y="-0.0972in" svg:width="0.2146in" svg:height="0.2209in" draw:z-index="650"><draw:text-box><text:p text:style-name="P8"/></draw:text-box></draw:frame><draw:frame draw:style-name="fr1" draw:name="Frame293" text:anchor-type="paragraph" svg:x="0.0429in" svg:y="-0.0972in" svg:width="0.2146in" svg:height="0.2209in" draw:z-index="651"><draw:text-box><text:p text:style-name="P8"/></draw:text-box></draw:frame><draw:frame draw:style-name="fr1" draw:name="Frame292" text:anchor-type="paragraph" svg:x="0.0402in" svg:y="-0.1028in" svg:width="0.1992in" svg:height="0.1992in" draw:z-index="652"><draw:text-box><text:p text:style-name="P8"/></draw:text-box></draw:frame><draw:frame draw:style-name="fr1" draw:name="Frame291" text:anchor-type="paragraph" svg:x="0.0429in" svg:y="-0.0972in" svg:width="0.2146in" svg:height="0.2209in" draw:z-index="653"><draw:text-box><text:p text:style-name="P8"/></draw:text-box></draw:frame><draw:frame draw:style-name="fr1" draw:name="Frame290" text:anchor-type="paragraph" svg:x="0.0402in" svg:y="-0.1028in" svg:width="0.1992in" svg:height="0.1992in" draw:z-index="654"><draw:text-box><text:p text:style-name="P8"/></draw:text-box></draw:frame><draw:frame draw:style-name="fr1" draw:name="Frame289" text:anchor-type="paragraph" svg:x="0.0402in" svg:y="-0.1028in" svg:width="0.1992in" svg:height="0.1992in" draw:z-index="655"><draw:text-box><text:p text:style-name="P8"/></draw:text-box></draw:frame><draw:frame draw:style-name="fr1" draw:name="Frame288" text:anchor-type="paragraph" svg:x="0.0402in" svg:y="-0.1028in" svg:width="0.1992in" svg:height="0.1992in" draw:z-index="656"><draw:text-box><text:p text:style-name="P8"/></draw:text-box></draw:frame><draw:frame draw:style-name="fr1" draw:name="Frame287" text:anchor-type="paragraph" svg:x="0.0429in" svg:y="-0.0972in" svg:width="0.2146in" svg:height="0.2209in" draw:z-index="657"><draw:text-box><text:p text:style-name="P8"/></draw:text-box></draw:frame><draw:frame draw:style-name="fr1" draw:name="Frame286" text:anchor-type="paragraph" svg:x="0.0402in" svg:y="-0.1028in" svg:width="0.1992in" svg:height="0.1992in" draw:z-index="658"><draw:text-box><text:p text:style-name="P8"/></draw:text-box></draw:frame><draw:frame draw:style-name="fr1" draw:name="Frame285" text:anchor-type="paragraph" svg:x="0.0429in" svg:y="-0.0972in" svg:width="0.2146in" svg:height="0.2209in" draw:z-index="659"><draw:text-box><text:p text:style-name="P8"/></draw:text-box></draw:frame><draw:frame draw:style-name="fr1" draw:name="Frame284" text:anchor-type="paragraph" svg:x="0.0402in" svg:y="-0.1028in" svg:width="0.1992in" svg:height="0.1992in" draw:z-index="660"><draw:text-box><text:p text:style-name="P8"/></draw:text-box></draw:frame><draw:frame draw:style-name="fr1" draw:name="Frame283" text:anchor-type="paragraph" svg:x="0.0402in" svg:y="-0.1028in" svg:width="0.1992in" svg:height="0.1992in" draw:z-index="661"><draw:text-box><text:p text:style-name="P8"/></draw:text-box></draw:frame><draw:frame draw:style-name="fr1" draw:name="Frame282" text:anchor-type="paragraph" svg:x="0.0429in" svg:y="-0.0972in" svg:width="0.2146in" svg:height="0.2209in" draw:z-index="662"><draw:text-box><text:p text:style-name="P8"/></draw:text-box></draw:frame><draw:frame draw:style-name="fr1" draw:name="Frame281" text:anchor-type="paragraph" svg:x="0.0402in" svg:y="-0.1028in" svg:width="0.1992in" svg:height="0.1992in" draw:z-index="663"><draw:text-box><text:p text:style-name="P8"/></draw:text-box></draw:frame><draw:frame draw:style-name="fr1" draw:name="Frame280" text:anchor-type="paragraph" svg:x="0.0429in" svg:y="-0.0972in" svg:width="0.2146in" svg:height="0.2209in" draw:z-index="664"><draw:text-box><text:p text:style-name="P8"/></draw:text-box></draw:frame><draw:frame draw:style-name="fr1" draw:name="Frame279" text:anchor-type="paragraph" svg:x="0.0402in" svg:y="-0.1028in" svg:width="0.1992in" svg:height="0.1992in" draw:z-index="665"><draw:text-box><text:p text:style-name="P8"/></draw:text-box></draw:frame><draw:frame draw:style-name="fr1" draw:name="Frame278" text:anchor-type="paragraph" svg:x="0.0402in" svg:y="-0.1028in" svg:width="0.1992in" svg:height="0.1992in" draw:z-index="666"><draw:text-box><text:p text:style-name="P8"/></draw:text-box></draw:frame><draw:frame draw:style-name="fr1" draw:name="Frame277" text:anchor-type="paragraph" svg:x="0.0429in" svg:y="-0.0972in" svg:width="0.2146in" svg:height="0.2209in" draw:z-index="667"><draw:text-box><text:p text:style-name="P8"/></draw:text-box></draw:frame><draw:frame draw:style-name="fr1" draw:name="Frame276" text:anchor-type="paragraph" svg:x="0.0402in" svg:y="-0.1028in" svg:width="0.1992in" svg:height="0.1992in" draw:z-index="668"><draw:text-box><text:p text:style-name="P8"/></draw:text-box></draw:frame><draw:frame draw:style-name="fr1" draw:name="Frame275" text:anchor-type="paragraph" svg:x="0.0402in" svg:y="-0.1028in" svg:width="0.1992in" svg:height="0.1992in" draw:z-index="669"><draw:text-box><text:p text:style-name="P8"/></draw:text-box></draw:frame><draw:frame draw:style-name="fr1" draw:name="Frame274" text:anchor-type="paragraph" svg:x="0.0402in" svg:y="-0.1028in" svg:width="0.1992in" svg:height="0.1992in" draw:z-index="670"><draw:text-box><text:p text:style-name="P8"/></draw:text-box></draw:frame><draw:frame draw:style-name="fr1" draw:name="Frame273" text:anchor-type="paragraph" svg:x="0.0429in" svg:y="-0.0972in" svg:width="0.2146in" svg:height="0.2209in" draw:z-index="671"><draw:text-box><text:p text:style-name="P8"/></draw:text-box></draw:frame><draw:frame draw:style-name="fr1" draw:name="Frame272" text:anchor-type="paragraph" svg:x="0.0402in" svg:y="-0.1028in" svg:width="0.1992in" svg:height="0.1992in" draw:z-index="672"><draw:text-box><text:p text:style-name="P8"/></draw:text-box></draw:frame><draw:frame draw:style-name="fr1" draw:name="Frame271" text:anchor-type="paragraph" svg:x="0.0402in" svg:y="-0.1028in" svg:width="0.1992in" svg:height="0.1992in" draw:z-index="673"><draw:text-box><text:p text:style-name="P8"/></draw:text-box></draw:frame><draw:frame draw:style-name="fr1" draw:name="Frame270" text:anchor-type="paragraph" svg:x="0.0402in" svg:y="-0.1028in" svg:width="0.1992in" svg:height="0.1992in" draw:z-index="674"><draw:text-box><text:p text:style-name="P8"/></draw:text-box></draw:frame><draw:frame draw:style-name="fr1" draw:name="Frame269" text:anchor-type="paragraph" svg:x="0.0402in" svg:y="-0.1028in" svg:width="0.1992in" svg:height="0.1992in" draw:z-index="675"><draw:text-box><text:p text:style-name="P8"/></draw:text-box></draw:frame><draw:frame draw:style-name="fr1" draw:name="Frame268" text:anchor-type="paragraph" svg:x="0.0429in" svg:y="-0.0972in" svg:width="0.2146in" svg:height="0.2209in" draw:z-index="676"><draw:text-box><text:p text:style-name="P8"/></draw:text-box></draw:frame><draw:frame draw:style-name="fr1" draw:name="Frame267" text:anchor-type="paragraph" svg:x="0.0402in" svg:y="-0.1028in" svg:width="0.1992in" svg:height="0.1992in" draw:z-index="677"><draw:text-box><text:p text:style-name="P8"/></draw:text-box></draw:frame><draw:frame draw:style-name="fr1" draw:name="Frame266" text:anchor-type="paragraph" svg:x="0.0402in" svg:y="-0.1028in" svg:width="0.1992in" svg:height="0.1992in" draw:z-index="678"><draw:text-box><text:p text:style-name="P8"/></draw:text-box></draw:frame><draw:frame draw:style-name="fr1" draw:name="Frame265" text:anchor-type="paragraph" svg:x="0.0402in" svg:y="-0.1028in" svg:width="0.1992in" svg:height="0.1992in" draw:z-index="679"><draw:text-box><text:p text:style-name="P8"/></draw:text-box></draw:frame><draw:frame draw:style-name="fr1" draw:name="Frame264" text:anchor-type="paragraph" svg:x="0.0402in" svg:y="-0.1028in" svg:width="0.1992in" svg:height="0.1992in" draw:z-index="680"><draw:text-box><text:p text:style-name="P8"/></draw:text-box></draw:frame><draw:frame draw:style-name="fr1" draw:name="Frame263" text:anchor-type="paragraph" svg:x="0.0402in" svg:y="-0.1028in" svg:width="0.1992in" svg:height="0.1992in" draw:z-index="681"><draw:text-box><text:p text:style-name="P8"/></draw:text-box></draw:frame><draw:frame draw:style-name="fr1" draw:name="Frame262" text:anchor-type="paragraph" svg:x="0.0402in" svg:y="0.0402in" svg:width="0.1992in" svg:height="0.1992in" draw:z-index="682"><draw:text-box><text:p text:style-name="P8"/></draw:text-box></draw:frame><draw:frame draw:style-name="fr1" draw:name="Frame261" text:anchor-type="paragraph" svg:x="0.0402in" svg:y="0.0402in" svg:width="0.1992in" svg:height="0.1992in" draw:z-index="683"><draw:text-box><text:p text:style-name="P8"/></draw:text-box></draw:frame><draw:frame draw:style-name="fr1" draw:name="Frame260" text:anchor-type="paragraph" svg:x="0.0402in" svg:y="0.0402in" svg:width="0.1992in" svg:height="0.1992in" draw:z-index="684"><draw:text-box><text:p text:style-name="P8"/></draw:text-box></draw:frame><draw:frame draw:style-name="fr1" draw:name="Frame259" text:anchor-type="paragraph" svg:x="0.0402in" svg:y="0.0402in" svg:width="0.1992in" svg:height="0.1992in" draw:z-index="685"><draw:text-box><text:p text:style-name="P8"/></draw:text-box></draw:frame><draw:frame draw:style-name="fr1" draw:name="Frame258" text:anchor-type="paragraph" svg:x="0.0402in" svg:y="0.0402in" svg:width="0.1992in" svg:height="0.1992in" draw:z-index="686"><draw:text-box><text:p text:style-name="P8"/></draw:text-box></draw:frame><draw:frame draw:style-name="fr1" draw:name="Frame257" text:anchor-type="paragraph" svg:x="0.0402in" svg:y="0.0402in" svg:width="0.1992in" svg:height="0.1992in" draw:z-index="687"><draw:text-box><text:p text:style-name="P8"/></draw:text-box></draw:frame>Disks - Six White, Five Black</text:p>
      <text:p text:style-name="P9">Left as an exercise.</text:p>
      <text:p text:style-name="P1"><draw:line text:anchor-type="paragraph" draw:z-index="432" draw:name="Shape6" draw:style-name="gr2" draw:text-style-name="P12" svg:x1="0.0165in" svg:y1="0.2217in" svg:x2="6.3209in" svg:y2="0.1807in"><text:p/></draw:line></text:p>
      <text:p text:style-name="P1"/>
      <text:p text:style-name="P2">N prisoners standing linearly.</text:p>
      <text:p text:style-name="P2">Disks - N White, N-1 Black</text:p>
      <text:p text:style-name="P1"/>
      <text:p text:style-name="P1">2 raise to power N possibilities except the last row scenario is not possible.</text:p>
      <text:p text:style-name="P1"/>
      <text:p text:style-name="P1"><text:soft-page-break/>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 table:number-columns-repeated="2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1">N</text:p>
          </table:table-cell>
          <table:table-cell table:style-name="Table7.A1" office:value-type="string">
            <text:p text:style-name="P1">N</text:p>
          </table:table-cell>
          <table:table-cell table:style-name="Table7.A1" office:value-type="string">
            <text:p text:style-name="P1">N-1</text:p>
          </table:table-cell>
          <table:table-cell table:style-name="Table7.A1" office:value-type="string">
            <text:p text:style-name="P1">N-2</text:p>
          </table:table-cell>
          <table:table-cell table:style-name="Table7.A1" office:value-type="string">
            <text:p text:style-name="P1">…….</text:p>
          </table:table-cell>
          <table:table-cell table:style-name="Table7.A1" office:value-type="string">
            <text:p text:style-name="P1">(N-(N-3))</text:p>
          </table:table-cell>
          <table:table-cell table:style-name="Table7.A1" office:value-type="string">
            <text:p text:style-name="P1">(N-(N-2))</text:p>
          </table:table-cell>
          <table:table-cell table:style-name="Table7.A1" office:value-type="string">
            <text:p text:style-name="P1">(N-(N-1))</text:p>
          </table:table-cell>
        </table:table-row>
        <table:table-row table:style-name="Table7.1">
          <table:table-cell table:style-name="Table7.A1" office:value-type="string">
            <text:p text:style-name="P1">1</text:p>
          </table:table-cell>
          <table:table-cell table:style-name="Table7.A1" office:value-type="string">
            <text:p text:style-name="P1"><draw:custom-shape text:anchor-type="as-char" svg:y="0in" draw:z-index="433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3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3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36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3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38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39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7.1">
          <table:table-cell table:style-name="Table7.A1" office:value-type="string">
            <text:p text:style-name="P1">2</text:p>
          </table:table-cell>
          <table:table-cell table:style-name="Table7.A1" office:value-type="string">
            <text:p text:style-name="P1"><draw:custom-shape text:anchor-type="as-char" svg:y="0in" draw:z-index="440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41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42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43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4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4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/>
          </table:table-cell>
        </table:table-row>
        <table:table-row table:style-name="Table7.1"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><draw:custom-shape text:anchor-type="as-char" svg:y="0in" draw:z-index="446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 table:style-name="Table7.1">
          <table:table-cell table:style-name="Table7.A1" office:value-type="string">
            <text:p text:style-name="P1">2<text:span text:style-name="T3">N </text:span>/2</text:p>
            <text:p text:style-name="P3"/>
          </table:table-cell>
          <table:table-cell table:style-name="Table7.A1" office:value-type="string">
            <text:p text:style-name="P1"><draw:custom-shape text:anchor-type="as-char" svg:y="0in" draw:z-index="44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 table:style-name="Table7.1">
          <table:table-cell table:style-name="Table7.A1" office:value-type="string">
            <text:p text:style-name="P1">2<text:span text:style-name="T3">N+1</text:span></text:p>
          </table:table-cell>
          <table:table-cell table:style-name="Table7.A1" office:value-type="string">
            <text:p text:style-name="P1"><draw:custom-shape text:anchor-type="as-char" svg:y="0in" draw:z-index="44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 table:style-name="Table7.1">
          <table:table-cell table:style-name="Table7.A1" office:value-type="string">
            <text:p text:style-name="P1">2<text:span text:style-name="T3">N+2</text:span>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 table:style-name="Table7.1">
          <table:table-cell table:style-name="Table7.A1" office:value-type="string">
            <text:p text:style-name="P1">…..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 table:style-name="Table7.1">
          <table:table-cell table:style-name="Table7.A1" office:value-type="string">
            <text:p text:style-name="P1">2<text:span text:style-name="T3">N-2</text:span></text:p>
          </table:table-cell>
          <table:table-cell table:style-name="Table7.A1" office:value-type="string">
            <text:p text:style-name="P1"><draw:custom-shape text:anchor-type="as-char" svg:y="0in" draw:z-index="449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5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51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52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5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54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55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7.1">
          <table:table-cell table:style-name="Table7.A1" office:value-type="string">
            <text:p text:style-name="P1">2<text:span text:style-name="T3">N-1</text:span></text:p>
          </table:table-cell>
          <table:table-cell table:style-name="Table7.A1" office:value-type="string">
            <text:p text:style-name="P1"><draw:custom-shape text:anchor-type="as-char" svg:y="0in" draw:z-index="142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144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45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147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15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55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" office:value-type="string">
            <text:p text:style-name="P1"><draw:custom-shape text:anchor-type="as-char" svg:y="0in" draw:z-index="57" draw:style-name="gr1" draw:text-style-name="P11" svg:width="0.2815in" svg:height="0.2815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  <table:table-row table:style-name="Table7.1">
          <table:table-cell table:style-name="Table7.A11" office:value-type="string">
            <text:p text:style-name="P1">2<text:span text:style-name="T3">N</text:span></text:p>
          </table:table-cell>
          <table:table-cell table:style-name="Table7.A11" office:value-type="string">
            <text:p text:style-name="P1"><draw:custom-shape text:anchor-type="as-char" svg:y="0in" draw:z-index="59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1" office:value-type="string">
            <text:p text:style-name="P1"><draw:custom-shape text:anchor-type="as-char" svg:y="0in" draw:z-index="61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1" office:value-type="string">
            <text:p text:style-name="P1"><draw:custom-shape text:anchor-type="as-char" svg:y="0in" draw:z-index="63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1" office:value-type="string">
            <text:p text:style-name="P1"><draw:custom-shape text:anchor-type="as-char" svg:y="0in" draw:z-index="66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1" office:value-type="string">
            <text:p text:style-name="P1"><draw:custom-shape text:anchor-type="as-char" svg:y="0in" draw:z-index="68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1" office:value-type="string">
            <text:p text:style-name="P1"><draw:custom-shape text:anchor-type="as-char" svg:y="0in" draw:z-index="70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7.A11" office:value-type="string">
            <text:p text:style-name="P1"><draw:custom-shape text:anchor-type="as-char" svg:y="0in" draw:z-index="72" draw:style-name="gr3" draw:text-style-name="P13" svg:width="0.3024in" svg:height="0.313in"><text:p text:style-name="P8"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6:23:43.249138987</dc:date>
    <meta:editing-duration>PT17M35S</meta:editing-duration>
    <meta:editing-cycles>5</meta:editing-cycles>
    <meta:generator>LibreOffice/5.1.6.2$Linux_X86_64 LibreOffice_project/10m0$Build-2</meta:generator>
    <meta:document-statistic meta:table-count="6" meta:image-count="0" meta:object-count="0" meta:page-count="8" meta:paragraph-count="465" meta:word-count="794" meta:character-count="3834" meta:non-whitespace-character-count="3200"/>
  </office:meta>
</office:document-meta>
</file>